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59113A3041394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0000000078000000438259113A3041394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9T11:14:51.265000000</meta:creation-date>
    <dc:date>2024-05-19T11:15:16.977000000</dc:date>
    <meta:editing-duration>PT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2.4.2$Windows_x86 LibreOffice_project/3d5603e1122f0f102b62521720ab13a38a4e0eb0</meta:generator>
  </office:meta>
</office:document-meta>
</file>